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fo:background-color="transparent">
        <style:background-image/>
      </style:table-properties>
    </style:style>
    <style:style style:name="Tabelle2.A" style:family="table-column">
      <style:table-column-properties style:column-width="17cm" style:rel-column-width="65535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80808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697bf" style:font-size-asian="14pt" style:font-size-complex="14pt"/>
    </style:style>
    <style:style style:name="P3" style:family="paragraph" style:parent-style-name="Standard">
      <style:text-properties fo:font-size="14pt" officeooo:rsid="000697bf" officeooo:paragraph-rsid="000697bf" style:font-size-asian="14pt" style:font-size-complex="14pt"/>
    </style:style>
    <style:style style:name="P4" style:family="paragraph" style:parent-style-name="Standard">
      <style:text-properties fo:font-size="14pt" officeooo:rsid="000697bf" officeooo:paragraph-rsid="0013b51f" style:font-size-asian="14pt" style:font-size-complex="14pt"/>
    </style:style>
    <style:style style:name="P5" style:family="paragraph" style:parent-style-name="Standard">
      <style:text-properties fo:font-size="14pt" officeooo:rsid="000697bf" officeooo:paragraph-rsid="0019a719" style:font-size-asian="14pt" style:font-size-complex="14pt"/>
    </style:style>
    <style:style style:name="P6" style:family="paragraph" style:parent-style-name="Standard">
      <style:text-properties fo:font-size="14pt" officeooo:paragraph-rsid="000697bf" style:font-size-asian="14pt" style:font-size-complex="14pt"/>
    </style:style>
    <style:style style:name="P7" style:family="paragraph" style:parent-style-name="Standard">
      <style:text-properties fo:font-size="14pt" officeooo:rsid="0006aada" officeooo:paragraph-rsid="0006aada" style:font-size-asian="14pt" style:font-size-complex="14pt"/>
    </style:style>
    <style:style style:name="P8" style:family="paragraph" style:parent-style-name="Standard">
      <style:text-properties fo:font-size="14pt" officeooo:rsid="000bd9e7" officeooo:paragraph-rsid="0021a7a6" style:font-size-asian="14pt" style:font-size-complex="14pt"/>
    </style:style>
    <style:style style:name="P9" style:family="paragraph" style:parent-style-name="Standard">
      <style:text-properties fo:font-size="14pt" officeooo:rsid="000bd9e7" officeooo:paragraph-rsid="000bd9e7" style:font-size-asian="14pt" style:font-size-complex="14pt"/>
    </style:style>
    <style:style style:name="P10" style:family="paragraph" style:parent-style-name="Standard">
      <style:text-properties fo:font-size="14pt" fo:font-weight="bold" officeooo:rsid="000bd9e7" officeooo:paragraph-rsid="0021a7a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697b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2248f" officeooo:paragraph-rsid="0012248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0697bf"/>
    </style:style>
    <style:style style:name="P14" style:family="paragraph" style:parent-style-name="Standard">
      <style:text-properties fo:color="#1e90ff" loext:opacity="100%" fo:font-size="14pt" style:font-size-asian="14pt" style:font-size-complex="14pt"/>
    </style:style>
    <style:style style:name="P15" style:family="paragraph" style:parent-style-name="Standard">
      <style:text-properties fo:color="#1e90ff" loext:opacity="100%" fo:font-size="14pt" officeooo:rsid="0006aada" officeooo:paragraph-rsid="0006aada" style:font-size-asian="14pt" style:font-size-complex="14pt"/>
    </style:style>
    <style:style style:name="P16" style:family="paragraph" style:parent-style-name="Standard">
      <style:text-properties fo:color="#1e90ff" loext:opacity="100%" fo:font-size="14pt" officeooo:rsid="0006aada" officeooo:paragraph-rsid="0030d4b6" style:font-size-asian="14pt" style:font-size-complex="14pt"/>
    </style:style>
    <style:style style:name="P17" style:family="paragraph" style:parent-style-name="Standard">
      <style:text-properties fo:color="#1e90ff" loext:opacity="100%" fo:font-size="14pt" officeooo:rsid="000697bf" officeooo:paragraph-rsid="000697bf" style:font-size-asian="14pt" style:font-size-complex="14pt"/>
    </style:style>
    <style:style style:name="P18" style:family="paragraph" style:parent-style-name="Standard">
      <style:text-properties fo:color="#1e90ff" loext:opacity="100%" fo:font-size="14pt" officeooo:rsid="000bd9e7" officeooo:paragraph-rsid="0021a7a6" style:font-size-asian="14pt" style:font-size-complex="14pt"/>
    </style:style>
    <style:style style:name="P19" style:family="paragraph" style:parent-style-name="Standard">
      <style:text-properties fo:color="#1e90ff" loext:opacity="100%" fo:font-size="14pt" officeooo:paragraph-rsid="000697bf" style:font-size-asian="14pt" style:font-size-complex="14pt"/>
    </style:style>
    <style:style style:name="P20" style:family="paragraph" style:parent-style-name="Standard">
      <style:text-properties fo:color="#1e90ff" loext:opacity="100%" fo:font-size="14pt" officeooo:paragraph-rsid="002dc338" style:font-size-asian="14pt" style:font-size-complex="14pt"/>
    </style:style>
    <style:style style:name="P21" style:family="paragraph" style:parent-style-name="Standard">
      <style:text-properties fo:color="#1e90ff" loext:opacity="100%" fo:font-size="14pt" officeooo:paragraph-rsid="0033c280" style:font-size-asian="14pt" style:font-size-complex="14pt"/>
    </style:style>
    <style:style style:name="P22" style:family="paragraph" style:parent-style-name="Standard">
      <style:text-properties fo:color="#1e90ff" loext:opacity="100%" fo:font-size="14pt" fo:font-weight="normal" officeooo:rsid="000697bf" officeooo:paragraph-rsid="0013b51f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1e90ff" loext:opacity="100%" fo:font-size="14pt" fo:font-weight="bold" officeooo:rsid="000697bf" officeooo:paragraph-rsid="0013b51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rsid="0012248f" officeooo:paragraph-rsid="0012248f"/>
    </style:style>
    <style:style style:name="P25" style:family="paragraph" style:parent-style-name="Standard">
      <style:text-properties officeooo:paragraph-rsid="0019a719"/>
    </style:style>
    <style:style style:name="P26" style:family="paragraph" style:parent-style-name="Standard">
      <style:text-properties officeooo:paragraph-rsid="0006aada"/>
    </style:style>
    <style:style style:name="P27" style:family="paragraph" style:parent-style-name="Standard">
      <style:text-properties fo:color="#000000" loext:opacity="100%" fo:font-size="14pt" style:font-size-asian="14pt" style:font-size-complex="14pt"/>
    </style:style>
    <style:style style:name="P28" style:family="paragraph" style:parent-style-name="Standard">
      <style:text-properties fo:color="#000000" loext:opacity="100%" fo:font-size="14pt" officeooo:rsid="000bd9e7" officeooo:paragraph-rsid="0021a7a6" style:font-size-asian="14pt" style:font-size-complex="14pt"/>
    </style:style>
    <style:style style:name="P29" style:family="paragraph" style:parent-style-name="Standard">
      <style:text-properties fo:color="#000000" loext:opacity="100%" fo:font-size="14pt" officeooo:rsid="00370866" officeooo:paragraph-rsid="00370866" style:font-size-asian="14pt" style:font-size-complex="14pt"/>
    </style:style>
    <style:style style:name="P30" style:family="paragraph" style:parent-style-name="Standard">
      <style:text-properties officeooo:paragraph-rsid="0021a7a6"/>
    </style:style>
    <style:style style:name="P31" style:family="paragraph" style:parent-style-name="Standard">
      <style:paragraph-properties fo:text-align="center" style:justify-single-word="false"/>
      <style:text-properties fo:font-weight="bold" officeooo:paragraph-rsid="0021a7a6" style:font-weight-asian="bold" style:font-weight-complex="bold"/>
    </style:style>
    <style:style style:name="P32" style:family="paragraph" style:parent-style-name="Standard">
      <style:text-properties officeooo:paragraph-rsid="002a1028"/>
    </style:style>
    <style:style style:name="P33" style:family="paragraph" style:parent-style-name="Standard">
      <style:text-properties officeooo:paragraph-rsid="002dc338"/>
    </style:style>
    <style:style style:name="P34" style:family="paragraph" style:parent-style-name="Standard">
      <style:text-properties fo:color="#fffff0" loext:opacity="100%" fo:font-size="14pt" fo:font-weight="bold" officeooo:rsid="00370866" officeooo:paragraph-rsid="003e982b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color="#1e90ff" loext:opacity="100%" fo:font-size="14pt" officeooo:rsid="000bd9e7" officeooo:paragraph-rsid="0021a7a6" style:font-size-asian="14pt" style:font-size-complex="14pt"/>
    </style:style>
    <style:style style:name="P36" style:family="paragraph" style:parent-style-name="Standard">
      <style:text-properties fo:color="#1e90ff" loext:opacity="100%" fo:font-size="14pt" officeooo:paragraph-rsid="002dc338" style:font-size-asian="14pt" style:font-size-complex="14pt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4pt" officeooo:paragraph-rsid="0021a7a6" style:font-size-asian="14pt" style:font-size-complex="14pt"/>
    </style:style>
    <style:style style:name="P39" style:family="paragraph" style:parent-style-name="Standard" style:list-style-name="L2">
      <style:text-properties fo:color="#000000" loext:opacity="100%" officeooo:rsid="0040cc2a" officeooo:paragraph-rsid="0040cc2a"/>
    </style:style>
    <style:style style:name="P40" style:family="paragraph" style:parent-style-name="Standard" style:list-style-name="L2">
      <style:text-properties fo:color="#000000" loext:opacity="100%" officeooo:paragraph-rsid="003e982b"/>
    </style:style>
    <style:style style:name="P41" style:family="paragraph" style:parent-style-name="Standard" style:list-style-name="L2">
      <style:text-properties fo:color="#000000" loext:opacity="100%" fo:font-size="14pt" officeooo:rsid="00370866" officeooo:paragraph-rsid="003e982b" style:font-size-asian="14pt" style:font-size-complex="14pt"/>
    </style:style>
    <style:style style:name="P42" style:family="paragraph" style:parent-style-name="Standard">
      <style:text-properties officeooo:paragraph-rsid="0046fa02"/>
    </style:style>
    <style:style style:name="T1" style:family="text">
      <style:text-properties officeooo:rsid="000697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97bf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697bf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6aa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cb29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bd9e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bea5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6b588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70866" style:font-size-asian="14pt" style:font-weight-asian="bold" style:font-size-complex="14pt" style:font-weight-complex="bold"/>
    </style:style>
    <style:style style:name="T12" style:family="text">
      <style:text-properties fo:font-size="14pt" officeooo:rsid="000697bf" style:font-size-asian="14pt" style:font-size-complex="14pt"/>
    </style:style>
    <style:style style:name="T13" style:family="text">
      <style:text-properties fo:font-size="14pt" officeooo:rsid="0006aada" style:font-size-asian="14pt" style:font-size-complex="14pt"/>
    </style:style>
    <style:style style:name="T14" style:family="text">
      <style:text-properties fo:font-size="14pt" officeooo:rsid="00098fb4" style:font-size-asian="14pt" style:font-size-complex="14pt"/>
    </style:style>
    <style:style style:name="T15" style:family="text">
      <style:text-properties fo:font-size="14pt" officeooo:rsid="0019a719" style:font-size-asian="14pt" style:font-size-complex="14pt"/>
    </style:style>
    <style:style style:name="T16" style:family="text">
      <style:text-properties fo:font-size="14pt" officeooo:rsid="001937c3" style:font-size-asian="14pt" style:font-size-complex="14pt"/>
    </style:style>
    <style:style style:name="T17" style:family="text">
      <style:text-properties fo:font-size="14pt" officeooo:rsid="000cb29d" style:font-size-asian="14pt" style:font-size-complex="14pt"/>
    </style:style>
    <style:style style:name="T18" style:family="text">
      <style:text-properties fo:font-size="14pt" officeooo:rsid="000bd9e7" style:font-size-asian="14pt" style:font-size-complex="14pt"/>
    </style:style>
    <style:style style:name="T19" style:family="text">
      <style:text-properties fo:font-size="14pt" officeooo:rsid="001bea54" style:font-size-asian="14pt" style:font-size-complex="14pt"/>
    </style:style>
    <style:style style:name="T20" style:family="text">
      <style:text-properties fo:font-size="14pt" officeooo:rsid="001cd1ff" style:font-size-asian="14pt" style:font-size-complex="14pt"/>
    </style:style>
    <style:style style:name="T21" style:family="text">
      <style:text-properties fo:font-size="14pt" officeooo:rsid="0021a7a6" style:font-size-asian="14pt" style:font-size-complex="14pt"/>
    </style:style>
    <style:style style:name="T22" style:family="text">
      <style:text-properties fo:font-size="14pt" officeooo:rsid="0026b588" style:font-size-asian="14pt" style:font-size-complex="14pt"/>
    </style:style>
    <style:style style:name="T23" style:family="text">
      <style:text-properties fo:font-size="14pt" officeooo:rsid="00370866" style:font-size-asian="14pt" style:font-size-complex="14pt"/>
    </style:style>
    <style:style style:name="T24" style:family="text">
      <style:text-properties fo:font-size="14pt" officeooo:rsid="00394921" style:font-size-asian="14pt" style:font-size-complex="14pt"/>
    </style:style>
    <style:style style:name="T25" style:family="text">
      <style:text-properties officeooo:rsid="0006aada"/>
    </style:style>
    <style:style style:name="T26" style:family="text">
      <style:text-properties officeooo:rsid="00096eef"/>
    </style:style>
    <style:style style:name="T27" style:family="text">
      <style:text-properties officeooo:rsid="000fc66a"/>
    </style:style>
    <style:style style:name="T28" style:family="text">
      <style:text-properties officeooo:rsid="0015f5b3"/>
    </style:style>
    <style:style style:name="T29" style:family="text">
      <style:text-properties officeooo:rsid="0016a61c"/>
    </style:style>
    <style:style style:name="T30" style:family="text">
      <style:text-properties officeooo:rsid="00182216"/>
    </style:style>
    <style:style style:name="T31" style:family="text">
      <style:text-properties officeooo:rsid="0019a719"/>
    </style:style>
    <style:style style:name="T32" style:family="text">
      <style:text-properties officeooo:rsid="001bea54"/>
    </style:style>
    <style:style style:name="T33" style:family="text">
      <style:text-properties officeooo:rsid="0021a313"/>
    </style:style>
    <style:style style:name="T34" style:family="text">
      <style:text-properties fo:color="#1e90ff" loext:opacity="100%" officeooo:rsid="000bd9e7"/>
    </style:style>
    <style:style style:name="T35" style:family="text">
      <style:text-properties fo:color="#1e90ff" loext:opacity="100%" officeooo:rsid="001bea54"/>
    </style:style>
    <style:style style:name="T36" style:family="text">
      <style:text-properties fo:color="#000000" loext:opacity="100%" fo:font-size="14pt" officeooo:rsid="002a1028" style:font-size-asian="14pt" style:font-size-complex="14pt"/>
    </style:style>
    <style:style style:name="T37" style:family="text">
      <style:text-properties fo:color="#000000" loext:opacity="100%" fo:font-size="14pt" officeooo:rsid="0006aada" style:font-size-asian="14pt" style:font-size-complex="14pt"/>
    </style:style>
    <style:style style:name="T38" style:family="text">
      <style:text-properties fo:color="#000000" loext:opacity="100%" fo:font-size="14pt" officeooo:rsid="000697bf" style:font-size-asian="14pt" style:font-size-complex="14pt"/>
    </style:style>
    <style:style style:name="T39" style:family="text">
      <style:text-properties fo:color="#000000" loext:opacity="100%" fo:font-size="14pt" officeooo:rsid="002dc338" style:font-size-asian="14pt" style:font-size-complex="14pt"/>
    </style:style>
    <style:style style:name="T40" style:family="text">
      <style:text-properties fo:color="#000000" loext:opacity="100%" fo:font-size="14pt" officeooo:rsid="002e30c8" style:font-size-asian="14pt" style:font-size-complex="14pt"/>
    </style:style>
    <style:style style:name="T41" style:family="text">
      <style:text-properties fo:color="#000000" loext:opacity="100%" fo:font-size="14pt" officeooo:rsid="00366a66" style:font-size-asian="14pt" style:font-size-complex="14pt"/>
    </style:style>
    <style:style style:name="T42" style:family="text">
      <style:text-properties fo:color="#000000" loext:opacity="100%" fo:font-size="14pt" officeooo:rsid="0046fa02" style:font-size-asian="14pt" style:font-size-complex="14pt"/>
    </style:style>
    <style:style style:name="T43" style:family="text">
      <style:text-properties fo:color="#000000" loext:opacity="100%" fo:font-size="14pt" officeooo:rsid="00485f9d" style:font-size-asian="14pt" style:font-size-complex="14pt"/>
    </style:style>
    <style:style style:name="T44" style:family="text">
      <style:text-properties fo:color="#000000" loext:opacity="100%" fo:font-size="14pt" fo:font-weight="bold" officeooo:rsid="002a1028" style:font-size-asian="14pt" style:font-weight-asian="bold" style:font-size-complex="14pt" style:font-weight-complex="bold"/>
    </style:style>
    <style:style style:name="T45" style:family="text">
      <style:text-properties fo:color="#000000" loext:opacity="100%" fo:font-size="14pt" fo:font-weight="bold" officeooo:rsid="0046fa02" style:font-size-asian="14pt" style:font-weight-asian="bold" style:font-size-complex="14pt" style:font-weight-complex="bold"/>
    </style:style>
    <style:style style:name="T46" style:family="text">
      <style:text-properties fo:color="#000000" loext:opacity="100%" officeooo:rsid="002e30c8"/>
    </style:style>
    <style:style style:name="T47" style:family="text">
      <style:text-properties fo:color="#000000" loext:opacity="100%" fo:font-weight="bold" officeooo:rsid="002a1028" style:font-weight-asian="bold" style:font-weight-complex="bold"/>
    </style:style>
    <style:style style:name="T48" style:family="text">
      <style:text-properties fo:color="#000000" loext:opacity="100%" officeooo:rsid="002a1028"/>
    </style:style>
    <style:style style:name="T49" style:family="text">
      <style:text-properties fo:color="#000000" loext:opacity="100%" officeooo:rsid="002dc338"/>
    </style:style>
    <style:style style:name="T50" style:family="text">
      <style:text-properties fo:color="#000000" loext:opacity="100%" officeooo:rsid="000697bf"/>
    </style:style>
    <style:style style:name="T51" style:family="text">
      <style:text-properties officeooo:rsid="00394921"/>
    </style:style>
    <style:style style:name="T52" style:family="text">
      <style:text-properties fo:font-weight="normal" officeooo:rsid="00394921" style:font-weight-asian="normal" style:font-weight-complex="normal"/>
    </style:style>
    <style:style style:name="T53" style:family="text">
      <style:text-properties officeooo:rsid="0046fa0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">G</text:span><text:span text:style-name="T4">IT Tutorial</text:span></text:p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1"><text:span text:style-name="T19">Guide zum erstellen der </text:span><text:span text:style-name="T21">perfekten </text:span><text:span text:style-name="T19">GIT-Message</text:span><text:span text:style-name="T18">.</text:span></text:p>
          </table:table-cell>
        </table:table-row>
        <table:table-row>
          <table:table-cell table:style-name="Tabelle1.A2" office:value-type="string">
            <text:p text:style-name="P30"><text:span text:style-name="T8">Hilfstext Befehlsform </text:span><text:span text:style-name="T9">für GIT Messages</text:span><text:span text:style-name="T8">:</text:span></text:p>
            <text:p text:style-name="P10"/>
            <text:p text:style-name="P18">If applied, this commit will [commit message].</text:p>
            <text:p text:style-name="P18"/>
            <text:p text:style-name="P28">[commit message] <text:span text:style-name="T33">bezieht sich auf die Überschrift der git message. Diese soll so formuliert sein das sie zum Hilfstext passt (Befehlsform etc).</text:span></text:p>
            <text:p text:style-name="P8"/>
            <text:p text:style-name="P10">Die 7 Goldenen Regeln f<text:span text:style-name="T32">ü</text:span>r eine perfekte Commit Nachricht:</text:p>
            <text:p text:style-name="P8"/>
            <text:list xml:id="list1226941960" text:style-name="L1">
              <text:list-item>
                <text:p text:style-name="P35">Header in Befehlsform</text:p>
              </text:list-item>
              <text:list-item>
                <text:p text:style-name="P35">Großschreibung am Headeranfang</text:p>
              </text:list-item>
              <text:list-item>
                <text:p text:style-name="P35">Header ohne Satzpunkt</text:p>
              </text:list-item>
              <text:list-item>
                <text:p text:style-name="P35">Header maximal 50 Zeichen</text:p>
              </text:list-item>
              <text:list-item>
                <text:p text:style-name="P35">Zwischen Header und Body geh<text:span text:style-name="T32">ö</text:span>rt eine Leerzeile</text:p>
              </text:list-item>
              <text:list-item>
                <text:p text:style-name="P35">Body hat nach 72 Zeichen Zeilensprung</text:p>
              </text:list-item>
              <text:list-item>
                <text:p text:style-name="P38"><text:span text:style-name="T34">Body erkl</text:span><text:span text:style-name="T35">ä</text:span><text:span text:style-name="T34">rt Was? und Warum? anstatt Wie?</text:span></text:p>
              </text:list-item>
            </text:list>
          </table:table-cell>
        </table:table-row>
      </table:table>
      <text:p text:style-name="P12"/>
      <text:p text:style-name="P11"/>
      <text:p text:style-name="P4"><text:span text:style-name="T2">Init:</text:span> Erstellt unsichtbaren GIT Ordner, der GIT Einstellungen speichert:</text:p>
      <text:p text:style-name="P4"/>
      <text:p text:style-name="P22">git init</text:p>
      <text:p text:style-name="P23"/>
      <text:p text:style-name="Standard"><text:span text:style-name="T5">Clone:</text:span><text:span text:style-name="T12"> Kopiert das Repository an den Ort wo die GIT-Bash aktiv ist:</text:span></text:p>
      <text:p text:style-name="P2"/>
      <text:p text:style-name="P14">git clone https://github.com/BenPapple/ai-GOALdigger</text:p>
      <text:p text:style-name="P1"/>
      <text:p text:style-name="P6"><text:span text:style-name="T3">status:</text:span><text:span text:style-name="T1"> Zeigt Informationen über git an </text:span><text:span text:style-name="T28">(zB Branch: Master, ..)</text:span><text:span text:style-name="T1">:</text:span></text:p>
      <text:p text:style-name="P3"/>
      <text:p text:style-name="P17">git status</text:p>
      <text:p text:style-name="P1"/>
      <text:p text:style-name="P6"><text:span text:style-name="T3">Master/Main:</text:span><text:span text:style-name="T1"> </text:span>Master in Main in git umbenennen<text:span text:style-name="T1">(die Community möchte den Begriff Master loswerden, Github hat sch</text:span><text:span text:style-name="T26">on</text:span><text:span text:style-name="T1"> Main als Default, </text:span><text:span text:style-name="T29">das Programm </text:span><text:span text:style-name="T1">git aber noch nicht, </text:span><text:span text:style-name="T26">deswegen muss man das noch hiermit ändern </text:span><text:span text:style-name="T30">damit Beide zusammenarbeiten</text:span><text:span text:style-name="T1">)</text:span>:</text:p>
      <text:p text:style-name="P6"/>
      <text:p text:style-name="P14">git branch -m master main</text:p>
      <text:p text:style-name="P1"/>
      <text:p text:style-name="P1"><text:span text:style-name="T2">Commits:</text:span> erstellen:</text:p>
      <text:p text:style-name="P1"/>
      <text:p text:style-name="P25"><text:span text:style-name="T15">1.</text:span><text:span text:style-name="T12"> Vorher mit </text:span><text:span text:style-name="T5">pull</text:span><text:span text:style-name="T12"> </text:span><text:span text:style-name="T14">automatisch</text:span><text:span text:style-name="T12"> neue Date</text:span><text:span text:style-name="T14">ien/Änderungen</text:span><text:span text:style-name="T12"> runterlad</text:span><text:span text:style-name="T14">en</text:span><text:span text:style-name="T12">:</text:span></text:p>
      <text:p text:style-name="P5"/>
      <text:p text:style-name="P16"><text:soft-page-break/>git pull origin &lt;branch-name&gt;</text:p>
      <text:p text:style-name="P1"/>
      <text:p text:style-name="P26"><text:span text:style-name="T15">2</text:span><text:span text:style-name="T13">. Mit </text:span><text:span text:style-name="T6">add</text:span><text:span text:style-name="T13"> </text:span><text:span text:style-name="T22">(</text:span><text:span text:style-name="T10">rm</text:span><text:span text:style-name="T22"> um Dateien zu entfernen) </text:span><text:span text:style-name="T13">Dateien zum Commit </text:span><text:span text:style-name="T20">hinzufügen, diese werden ab dann von git</text:span><text:span text:style-name="T16"> auf Änderungen überwacht</text:span><text:span text:style-name="T13">:</text:span></text:p>
      <text:p text:style-name="P7"/>
      <text:p text:style-name="P15">git add DATEI1 DATEI2 DATEI3</text:p>
      <text:p text:style-name="P1"/>
      <text:p text:style-name="P3"><text:span text:style-name="T31">3</text:span>. <text:span text:style-name="T2">Commit message</text:span> als Direkteingabe (nur Überschrift):</text:p>
      <text:p text:style-name="P1"/>
      <text:p text:style-name="P14">git commit -m "<text:span text:style-name="T25">Add Readme</text:span>"</text:p>
      <text:p text:style-name="P1"/>
      <text:p text:style-name="P3"><text:span text:style-name="T31">3</text:span>.1 Oder <text:span text:style-name="T2">Commit message</text:span> aus Textdatei <text:span text:style-name="T27">(Überschrift plus Textblock)</text:span>:</text:p>
      <text:p text:style-name="P1"/>
      <text:p text:style-name="P14">git commit -F message.txt</text:p>
      <text:p text:style-name="P1"/>
      <text:p text:style-name="P13"><text:span text:style-name="T15">4</text:span><text:span text:style-name="T13">. </text:span><text:span text:style-name="T12">Dann </text:span><text:span text:style-name="T17">mit </text:span><text:span text:style-name="T7">push</text:span><text:span text:style-name="T17"> </text:span><text:span text:style-name="T12">Daten auf den Ser</text:span><text:span text:style-name="T13">ver</text:span><text:span text:style-name="T12"> schieben:</text:span></text:p>
      <text:p text:style-name="P1"/>
      <text:p text:style-name="P21">git push origin &lt;branch-name&gt;</text:p>
      <text:p text:style-name="P19"/>
      <text:p text:style-name="P32"><text:span text:style-name="T44">Branch</text:span><text:span text:style-name="T36"> erstellen (-b) und dorthin wechseln (checkout)</text:span><text:span text:style-name="T38">:</text:span></text:p>
      <text:p text:style-name="P19"/>
      <text:p text:style-name="P19">git checkout -b &lt;branch-name&gt;</text:p>
      <text:p text:style-name="P19"/>
      <text:p text:style-name="P33"><text:span text:style-name="T40">In </text:span><text:span text:style-name="T44">Branch</text:span><text:span text:style-name="T36"> </text:span><text:span text:style-name="T39">wechseln</text:span><text:span text:style-name="T38">:</text:span></text:p>
      <text:p text:style-name="P20"/>
      <text:p text:style-name="P20">git checkout &lt;branch-name&gt;</text:p>
      <text:p text:style-name="P20"/>
      <text:p text:style-name="P42"><text:span text:style-name="T40">In .</text:span><text:span text:style-name="T45">gitignore Datei</text:span><text:span text:style-name="T36"> </text:span><text:span text:style-name="T42">einfach Dateinamen eintragen, die nicht von git getrackt werden sollen, </text:span><text:span text:style-name="T43">zum Beispiel</text:span><text:span text:style-name="T38">:</text:span></text:p>
      <text:p text:style-name="P42"><text:span text:style-name="T38"/></text:p>
      <text:p text:style-name="P20">.project</text:p>
      <text:p text:style-name="P20">goaldiggersrc/.project</text:p>
      <text:p text:style-name="P20">message.txt</text:p>
      <text:p text:style-name="P20"/>
      <text:p text:style-name="P2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34">Begriffe:</text:p>
          </table:table-cell>
        </table:table-row>
        <table:table-row>
          <table:table-cell table:style-name="Tabelle2.A2" office:value-type="string">
            <text:list xml:id="list1080788384" text:style-name="L2">
              <text:list-item>
                <text:p text:style-name="P39"><text:span text:style-name="T11">M</text:span><text:span text:style-name="T4">erge Branches</text:span></text:p>
                <text:list>
                  <text:list-item>
                    <text:p text:style-name="P40"><text:span text:style-name="T11">Rebase</text:span><text:span text:style-name="T23">: Branches werden zu einer linearen Commithistory, </text:span><text:span text:style-name="T24">alle Commits zählen</text:span></text:p>
                  </text:list-item>
                  <text:list-item>
                    <text:p text:style-name="P41"><text:span text:style-name="T2">Squash</text:span>: <text:span text:style-name="T51">wie Rebase, aber Commits eines Branch werden zu einem </text:span><text:span text:style-name="T52">Commit</text:span><text:span text:style-name="T51"> zusammengefasst und eingefügt</text:span></text:p>
                  </text:list-item>
                </text:list>
              </text:list-item>
            </text:list>
          </table:table-cell>
        </table:table-row>
      </table:table>
      <text:p text:style-name="P20"/>
      <text:p text:style-name="P29"/>
      <text:p text:style-name="P27"/>
      <text:p text:style-name="P1"><text:soft-page-break/></text:p>
      <text:p text:style-name="P1"/>
      <text:p text:style-name="P9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5-22T13:15:14.104000000</dc:date>
    <meta:editing-duration>PT1H14S</meta:editing-duration>
    <meta:editing-cycles>42</meta:editing-cycles>
    <meta:document-statistic meta:table-count="2" meta:image-count="0" meta:object-count="0" meta:page-count="3" meta:paragraph-count="44" meta:word-count="312" meta:character-count="2104" meta:non-whitespace-character-count="1846"/>
  </office:meta>
</office:document-meta>
</file>